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3" style:family="paragraph" style:parent-style-name="Preformatted_20_Text">
      <style:paragraph-properties fo:text-align="end" style:justify-single-word="false"/>
      <style:text-properties fo:font-size="22pt" fo:language="es" fo:country="ES" style:font-size-asian="22pt" style:font-size-complex="22pt"/>
    </style:style>
    <style:style style:name="P4" style:family="paragraph" style:parent-style-name="Preformatted_20_Text">
      <style:text-properties fo:language="es" fo:country="ES"/>
    </style:style>
    <style:style style:name="P5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6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Preformatted_20_Text">
      <style:text-properties style:font-name="Calibri" fo:font-size="12pt" style:font-name-asian="Calibri" style:font-size-asian="12pt" style:font-name-complex="Calibri" style:font-size-complex="12pt"/>
    </style:style>
    <style:style style:name="P8" style:family="paragraph" style:parent-style-name="Preformatted_20_Text">
      <style:text-properties fo:font-size="12pt" fo:language="es" fo:country="ES" style:font-size-asian="12pt" style:font-size-complex="12pt"/>
    </style:style>
    <style:style style:name="P9" style:family="paragraph" style:parent-style-name="Preformatted_20_Text">
      <style:text-properties fo:font-size="12pt" fo:language="es" fo:country="ES" style:text-underline-style="solid" style:text-underline-width="auto" style:text-underline-color="font-color" style:font-size-asian="12pt" style:font-size-complex="12pt"/>
    </style:style>
    <style:style style:name="P10" style:family="paragraph" style:parent-style-name="Preformatted_20_Text">
      <style:text-properties fo:font-size="12pt" fo:language="es" fo:country="ES" style:text-underline-style="none" style:font-size-asian="12pt" style:font-size-complex="12pt"/>
    </style:style>
    <style:style style:name="P11" style:family="paragraph" style:parent-style-name="Preformatted_20_Text">
      <style:text-properties fo:font-size="12pt" fo:language="en" fo:country="US" style:text-underline-style="none" style:font-size-asian="12pt" style:font-size-complex="12pt"/>
    </style:style>
    <style:style style:name="T1" style:family="text">
      <style:text-properties fo:language="es" fo:country="ES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Diseño de Video Juegos I</text:p>
      <text:p text:style-name="P4"/>
      <text:p text:style-name="P4"/>
      <text:p text:style-name="P4"/>
      <text:p text:style-name="P4"/>
      <text:p text:style-name="P4"/>
      <text:p text:style-name="P4"/>
      <text:p text:style-name="P1">Level 6 - Actividad 2</text:p>
      <text:p text:style-name="P1"/>
      <text:p text:style-name="P6"><text:span text:style-name="T1">Crear un juego orientado a una audiencia específica</text:span> </text:p>
      <text:p text:style-name="P4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Oscar Sánchez</text:p>
      <text:p text:style-name="P4"/>
      <text:p text:style-name="P7"><text:soft-page-break/><text:span text:style-name="T2">Audiencia</text:span></text:p>
      <text:p text:style-name="P7">Mujeres de 30 a 39 años. Usuarias frecuentes de redes sociales (Twitter, Facebook, Foursquare, etc) y telefonía móvil de última generación (70% iPhone): pasan al menos 20 horas por semana utilizando estos medios. Viajeras frecuentes (ejecutivas). 40% de ellas son madres. </text:p>
      <text:p text:style-name="P8"><text:span text:style-name="T2"/></text:p>
      <text:p text:style-name="P8"><text:span text:style-name="T2">Plataforma</text:span></text:p>
      <text:p text:style-name="P10">Web</text:p>
      <text:p text:style-name="P8"><text:span text:style-name="T2"/></text:p>
      <text:p text:style-name="P9">Temática</text:p>
      <text:p text:style-name="P11">Ingenio, puzzle, cartas (correo), time management.</text:p>
      <text:p text:style-name="P9"/>
      <text:p text:style-name="P9">Mecánica</text:p>
      <text:p text:style-name="P10">Agrupar cartas o paquetes iguales y entregar a los carteros.</text:p>
      <text:p text:style-name="P8"><text:span text:style-name="T2"/></text:p>
      <text:p text:style-name="P8"><text:span text:style-name="T2">Concepto</text:span></text:p>
      <text:p text:style-name="P10">Eres el dueño de una pequeña empresa de mensajería. Tu objetivo es llegar a ser la empresa mas grande de mensajería. Para empezar solo tienes un par de empleados que te ayudaran a repartir las cartas o paquetes que te envíen tus clientes pero para ello debes organizar tu trabajo. A medida que avances podrás motorizar a tus carteros, realizar retiros a domicilio y abrir locales que permitirán aumentar el volumen de cartas o paquetes que recibas.</text:p>
      <text:p text:style-name="P9"/>
      <text:p text:style-name="P9">Gameplay</text:p>
      <text:p text:style-name="P10">Se debe agrupar los elementos recibidos de acuerdo al color, forma y tamaño. Los mismo son agrupados y entregados a los carteros. Para esto hay un tiempo máximo que equivale al de una jornada laboral. Al termino de la misma se debe pagar los carteros. Cada 3 jornadas se cobra el dinero de las misma. Por esto mismo se debe entregar la máxima cantidad de cosas por jornada. </text:p>
      <text:p text:style-name="P10">A medida que se junta dinero se puede: </text:p>
      <text:p text:style-name="P10"><text:s/>- Mejorar los carteros.</text:p>
      <text:p text:style-name="P10"><text:s/>- Mejorar una sucursal.</text:p>
      <text:p text:style-name="P10"><text:s/>- Abrir nuevas sucursales.</text:p>
      <text:p text:style-name="P10">De acuerdo a la cantidad de dinero, carteros y sucursales que se vaya obteniendo se ira avanzando hacia el objetivo principal.</text:p>
      <text:p text:style-name="P10"/>
      <text:p text:style-name="P10">Nota: Este juego tendrá integración con redes sociales. Una de las opciones del mismo es poder compartir los logros obtenidos como ser: </text:p>
      <text:p text:style-name="P10"><text:s text:c="2"/>- Puntos</text:p>
      <text:p text:style-name="P10"><text:s text:c="2"/>- Objetivos logrados</text:p>
      <text:p text:style-name="P10"><text:s text:c="2"/></text:p>
      <text:p text:style-name="P10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1-13T18:45:53.77</dc:date>
    <meta:editing-duration>PT2H22M29S</meta:editing-duration>
    <meta:editing-cycles>45</meta:editing-cycles>
    <meta:document-statistic meta:table-count="0" meta:image-count="0" meta:object-count="0" meta:page-count="2" meta:paragraph-count="26" meta:word-count="297" meta:character-count="1780"/>
  </office:meta>
</office:document-meta>
</file>